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84.67mm"/>
    </style:style>
    <style:style style:name="co4" style:family="table-column">
      <style:table-column-properties fo:break-before="auto" style:column-width="120.91mm"/>
    </style:style>
    <style:style style:name="co5" style:family="table-column">
      <style:table-column-properties fo:break-before="auto" style:column-width="40.22mm"/>
    </style:style>
    <style:style style:name="ro1" style:family="table-row">
      <style:table-row-properties style:row-height="9.75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7.07mm" fo:break-before="auto" style:use-optimal-row-height="false"/>
    </style:style>
    <style:style style:name="ro4" style:family="table-row">
      <style:table-row-properties style:row-height="7.02mm" fo:break-before="auto" style:use-optimal-row-height="false"/>
    </style:style>
    <style:style style:name="ta1" style:family="table" style:master-page-name="PageStyle_5f_Blatt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Blatt 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52" table:default-cell-style-name="ce4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elle 1</text:p>
          </table:table-cell>
          <table:covered-table-cell table:style-name="ce1"/>
          <table:covered-table-cell table:number-columns-repeated="4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Farbcode Würfel</text:p>
          </table:table-cell>
          <table:table-cell table:style-name="ce2" office:value-type="string" calcext:value-type="string">
            <text:p>qr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1_Ti1_Rollenspiel_Albrecht-Duerer.mp3</text:p>
          </table:table-cell>
          <table:table-cell table:style-name="ce6" office:value-type="string" calcext:value-type="string">
            <text:p>Themeninsel 1, Rollenspiel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1e_Ti1_Roleplay_Albrecht-Duerer.mp3</text:p>
          </table:table-cell>
          <table:table-cell table:style-name="ce6" office:value-type="string" calcext:value-type="string">
            <text:p>island 1, roleplay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2_Ti1_Rollenspiel_Lara-Croft.mp3</text:p>
          </table:table-cell>
          <table:table-cell table:style-name="ce6" office:value-type="string" calcext:value-type="string">
            <text:p>Themeninsel 1, Rollenspiel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2e_Ti1_Roleplay_Lara-Croft.mp3</text:p>
          </table:table-cell>
          <table:table-cell table:style-name="ce6" office:value-type="string" calcext:value-type="string">
            <text:p>island 1, roleplay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3_Ti1_Rollenspiel_Manga.mp3</text:p>
          </table:table-cell>
          <table:table-cell table:style-name="ce6" office:value-type="string" calcext:value-type="string">
            <text:p>Themeninsel 1, Rollenspiel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3e_Ti1_Roleplay_Manga.mp3</text:p>
          </table:table-cell>
          <table:table-cell table:style-name="ce6" office:value-type="string" calcext:value-type="string">
            <text:p>island 1, roleplay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4_Ti1_Rollenspiel_Nbg-Docke.mp3</text:p>
          </table:table-cell>
          <table:table-cell table:style-name="ce6" office:value-type="string" calcext:value-type="string">
            <text:p>Themeninsel 1, Rollenspiel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4e_Ti1_Roleplay_Nbg-Docke.mp3</text:p>
          </table:table-cell>
          <table:table-cell table:style-name="ce6" office:value-type="string" calcext:value-type="string">
            <text:p>island 1, roleplay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5_Ti1_Rollenspiel_Roboter.mp3</text:p>
          </table:table-cell>
          <table:table-cell table:style-name="ce6" office:value-type="string" calcext:value-type="string">
            <text:p>Themeninsel 1, Rollenspiel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015e_Ti1_Roleplay_Roboter.mp3</text:p>
          </table:table-cell>
          <table:table-cell table:style-name="ce6" office:value-type="string" calcext:value-type="string">
            <text:p>island 1, roleplay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1_Ti2_bauen-konstruieren_Albrecht-Duerer.mp3</text:p>
          </table:table-cell>
          <table:table-cell table:style-name="ce6" office:value-type="string" calcext:value-type="string">
            <text:p>Themeninsel 2, bauen-konstruier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1e_Ti2_construction_Albrecht-Duerer.mp3</text:p>
          </table:table-cell>
          <table:table-cell table:style-name="ce6" office:value-type="string" calcext:value-type="string">
            <text:p>island 2, construction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2_Ti2_bauen-konstruieren_Lara-Croft.mp3</text:p>
          </table:table-cell>
          <table:table-cell table:style-name="ce6" office:value-type="string" calcext:value-type="string">
            <text:p>Themeninsel 2, bauen-konstruier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2e_Ti2_construction_Lara-Croft.mp3</text:p>
          </table:table-cell>
          <table:table-cell table:style-name="ce6" office:value-type="string" calcext:value-type="string">
            <text:p>island 2, construction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3_Ti2_bauen-konstruieren_Manga.mp3</text:p>
          </table:table-cell>
          <table:table-cell table:style-name="ce6" office:value-type="string" calcext:value-type="string">
            <text:p>Themeninsel 2, bauen-konstruier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3e_Ti2_construction_Manga.mp3</text:p>
          </table:table-cell>
          <table:table-cell table:style-name="ce6" office:value-type="string" calcext:value-type="string">
            <text:p>island 2, construction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4_Ti2_bauen-konstruieren_Nbg-Docke.mp3</text:p>
          </table:table-cell>
          <table:table-cell table:style-name="ce6" office:value-type="string" calcext:value-type="string">
            <text:p>Themeninsel 2, bauen-konstruier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4e_Ti2_construction_Nbg-Docke.mp3</text:p>
          </table:table-cell>
          <table:table-cell table:style-name="ce6" office:value-type="string" calcext:value-type="string">
            <text:p>island 2, construction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5_Ti2_bauen-konstruieren_Roboter.mp3</text:p>
          </table:table-cell>
          <table:table-cell table:style-name="ce6" office:value-type="string" calcext:value-type="string">
            <text:p>Themeninsel 2, bauen-konstruier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025e_Ti2_construction_Roboter.mp3</text:p>
          </table:table-cell>
          <table:table-cell table:style-name="ce6" office:value-type="string" calcext:value-type="string">
            <text:p>island 2, construction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1_Ti3_Geschicklichkeit_Albrecht-Duerer.mp3</text:p>
          </table:table-cell>
          <table:table-cell table:style-name="ce6" office:value-type="string" calcext:value-type="string">
            <text:p>Themeninsel 3, Geschicklichkeit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1e_Ti3_skill_Albrecht-Duerer.mp3</text:p>
          </table:table-cell>
          <table:table-cell table:style-name="ce6" office:value-type="string" calcext:value-type="string">
            <text:p>island 3, skill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2_Ti3_Geschicklichkeit_Lara-Croft.mp3</text:p>
          </table:table-cell>
          <table:table-cell table:style-name="ce6" office:value-type="string" calcext:value-type="string">
            <text:p>Themeninsel 3, Geschicklichkeit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2e_Ti3_skill_Lara-Croft.mp3</text:p>
          </table:table-cell>
          <table:table-cell table:style-name="ce6" office:value-type="string" calcext:value-type="string">
            <text:p>island 3, skill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3_Ti3_Geschicklichkeit_Manga.mp3</text:p>
          </table:table-cell>
          <table:table-cell table:style-name="ce6" office:value-type="string" calcext:value-type="string">
            <text:p>Themeninsel 3, Geschicklichkeit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3e_Ti3_skill_Manga.mp3</text:p>
          </table:table-cell>
          <table:table-cell table:style-name="ce6" office:value-type="string" calcext:value-type="string">
            <text:p>island 3, skill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4_Ti3_Geschicklichkeit_Nbg-Docke.mp3</text:p>
          </table:table-cell>
          <table:table-cell table:style-name="ce6" office:value-type="string" calcext:value-type="string">
            <text:p>Themeninsel 3, Geschicklichkeit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4e_Ti3_skill_Nbg-Docke.mp3</text:p>
          </table:table-cell>
          <table:table-cell table:style-name="ce6" office:value-type="string" calcext:value-type="string">
            <text:p>island 3, skill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5_Ti3_Geschicklichkeit_Roboter.mp3</text:p>
          </table:table-cell>
          <table:table-cell table:style-name="ce6" office:value-type="string" calcext:value-type="string">
            <text:p>Themeninsel 3, Geschicklichkeit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035e_Ti3_skill_Roboter.mp3</text:p>
          </table:table-cell>
          <table:table-cell table:style-name="ce6" office:value-type="string" calcext:value-type="string">
            <text:p>island 3, skill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1_Ti4_Beziehung_Albrecht-Duerer.mp3</text:p>
          </table:table-cell>
          <table:table-cell table:style-name="ce6" office:value-type="string" calcext:value-type="string">
            <text:p>Themeninsel 4, Beziehung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1e_Ti4_relationship_Albrecht-Duerer.mp3</text:p>
          </table:table-cell>
          <table:table-cell table:style-name="ce6" office:value-type="string" calcext:value-type="string">
            <text:p>island 4, relationship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2_Ti4_Beziehung_Lara-Croft.mp3</text:p>
          </table:table-cell>
          <table:table-cell table:style-name="ce6" office:value-type="string" calcext:value-type="string">
            <text:p>Themeninsel 4, Beziehung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2e_Ti4_relationship_Lara-Croft.mp3</text:p>
          </table:table-cell>
          <table:table-cell table:style-name="ce6" office:value-type="string" calcext:value-type="string">
            <text:p>island 4, relationship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3_Ti4_Beziehung_Manga.mp3</text:p>
          </table:table-cell>
          <table:table-cell table:style-name="ce6" office:value-type="string" calcext:value-type="string">
            <text:p>Themeninsel 4, Beziehung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3e_Ti4_relationship_Manga.mp3</text:p>
          </table:table-cell>
          <table:table-cell table:style-name="ce6" office:value-type="string" calcext:value-type="string">
            <text:p>island 4, relationship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4_Ti4_Beziehung_Nbg-Docke.mp3</text:p>
          </table:table-cell>
          <table:table-cell table:style-name="ce6" office:value-type="string" calcext:value-type="string">
            <text:p>Themeninsel 4, Beziehung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4e_Ti4_relationship_Nbg-Docke.mp3</text:p>
          </table:table-cell>
          <table:table-cell table:style-name="ce6" office:value-type="string" calcext:value-type="string">
            <text:p>island 4, relationship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5_Ti4_Beziehung_Roboter.mp3</text:p>
          </table:table-cell>
          <table:table-cell table:style-name="ce6" office:value-type="string" calcext:value-type="string">
            <text:p>Themeninsel 4, Beziehung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045e_Ti4_relationship_Roboter.mp3</text:p>
          </table:table-cell>
          <table:table-cell table:style-name="ce6" office:value-type="string" calcext:value-type="string">
            <text:p>island 4, relationship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1_Ti5_Begreifen_Albrecht-Duerer.mp3</text:p>
          </table:table-cell>
          <table:table-cell table:style-name="ce6" office:value-type="string" calcext:value-type="string">
            <text:p>Themeninsel 5, Begreif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1e_Ti5_toknow_Albrecht-Duerer.mp3</text:p>
          </table:table-cell>
          <table:table-cell table:style-name="ce6" office:value-type="string" calcext:value-type="string">
            <text:p>island 5, to know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2_Ti5_Begreifen_Lara-Croft.mp3</text:p>
          </table:table-cell>
          <table:table-cell table:style-name="ce6" office:value-type="string" calcext:value-type="string">
            <text:p>Themeninsel 5, Begreif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2e_Ti5_toknow_Lara-Croft.mp3</text:p>
          </table:table-cell>
          <table:table-cell table:style-name="ce6" office:value-type="string" calcext:value-type="string">
            <text:p>island 5, to know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5" calcext:value-type="float">
            <text:p>4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3_Ti5_Begreifen_Manga.mp3</text:p>
          </table:table-cell>
          <table:table-cell table:style-name="ce6" office:value-type="string" calcext:value-type="string">
            <text:p>Themeninsel 5, Begreif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3e_Ti5_toknow_Manga.mp3</text:p>
          </table:table-cell>
          <table:table-cell table:style-name="ce6" office:value-type="string" calcext:value-type="string">
            <text:p>island 5, to know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4_Ti5_Begreifen_Nbg-Docke.mp3</text:p>
          </table:table-cell>
          <table:table-cell table:style-name="ce6" office:value-type="string" calcext:value-type="string">
            <text:p>Themeninsel 5, Begreif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4e_Ti5_toknow_Nbg-Docke.mp3</text:p>
          </table:table-cell>
          <table:table-cell table:style-name="ce6" office:value-type="string" calcext:value-type="string">
            <text:p>island 5, to know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49" calcext:value-type="float">
            <text:p>49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5_Ti5_Begreifen_Roboter.mp3</text:p>
          </table:table-cell>
          <table:table-cell table:style-name="ce6" office:value-type="string" calcext:value-type="string">
            <text:p>Themeninsel 5, Begreif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055e_Ti5_toknow_Roboter.mp3</text:p>
          </table:table-cell>
          <table:table-cell table:style-name="ce6" office:value-type="string" calcext:value-type="string">
            <text:p>island 5, to know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1_Ti6_Strategie_Albrecht-Duerer.mp3</text:p>
          </table:table-cell>
          <table:table-cell table:style-name="ce6" office:value-type="string" calcext:value-type="string">
            <text:p>Themeninsel 6, Strategie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1e_Ti6_strategy_Albrecht-Duerer.mp3</text:p>
          </table:table-cell>
          <table:table-cell table:style-name="ce6" office:value-type="string" calcext:value-type="string">
            <text:p>island 6, strategy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2_Ti6_Strategie_Lara-Croft.mp3</text:p>
          </table:table-cell>
          <table:table-cell table:style-name="ce6" office:value-type="string" calcext:value-type="string">
            <text:p>Themeninsel 6, Strategie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2e_Ti6_strategy_Lara-Croft.mp3</text:p>
          </table:table-cell>
          <table:table-cell table:style-name="ce6" office:value-type="string" calcext:value-type="string">
            <text:p>island 6, strategy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3_Ti6_Strategie_Manga.mp3</text:p>
          </table:table-cell>
          <table:table-cell table:style-name="ce6" office:value-type="string" calcext:value-type="string">
            <text:p>Themeninsel 6, Strategie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6" calcext:value-type="float">
            <text:p>56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3e_Ti6_strategy_Manga.mp3</text:p>
          </table:table-cell>
          <table:table-cell table:style-name="ce6" office:value-type="string" calcext:value-type="string">
            <text:p>island 6, strategy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4_Ti6_Strategie_Nbg-Docke.mp3</text:p>
          </table:table-cell>
          <table:table-cell table:style-name="ce6" office:value-type="string" calcext:value-type="string">
            <text:p>Themeninsel 6, Strategie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8" calcext:value-type="float">
            <text:p>58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4e_Ti6_strategy_Nbg-Docke.mp3</text:p>
          </table:table-cell>
          <table:table-cell table:style-name="ce6" office:value-type="string" calcext:value-type="string">
            <text:p>island 6, strategy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5_Ti6_Strategie_Roboter.mp3</text:p>
          </table:table-cell>
          <table:table-cell table:style-name="ce6" office:value-type="string" calcext:value-type="string">
            <text:p>Themeninsel 6, Strategie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065e_Ti6_strategy_Roboter.mp3</text:p>
          </table:table-cell>
          <table:table-cell table:style-name="ce6" office:value-type="string" calcext:value-type="string">
            <text:p>island 6, strategy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1_Ti7_Technik_Albrecht-Duerer.mp3</text:p>
          </table:table-cell>
          <table:table-cell table:style-name="ce6" office:value-type="string" calcext:value-type="string">
            <text:p>Themeninsel 7, Technik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1e_Ti7_technics_Albrecht-Duerer.mp3</text:p>
          </table:table-cell>
          <table:table-cell table:style-name="ce6" office:value-type="string" calcext:value-type="string">
            <text:p>island 7, technics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2_Ti7_Technik_Lara-Croft.mp3</text:p>
          </table:table-cell>
          <table:table-cell table:style-name="ce6" office:value-type="string" calcext:value-type="string">
            <text:p>Themeninsel 7, Technik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2e_Ti7_technics_Lara-Croft.mp3</text:p>
          </table:table-cell>
          <table:table-cell table:style-name="ce6" office:value-type="string" calcext:value-type="string">
            <text:p>island 7, technics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3_Ti7_Technik_Manga.mp3</text:p>
          </table:table-cell>
          <table:table-cell table:style-name="ce6" office:value-type="string" calcext:value-type="string">
            <text:p>Themeninsel 7, Technik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3e_Ti7_technics_Manga.mp3</text:p>
          </table:table-cell>
          <table:table-cell table:style-name="ce6" office:value-type="string" calcext:value-type="string">
            <text:p>island 7, technics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4_Ti7_Technik_Nbg-Docke.mp3</text:p>
          </table:table-cell>
          <table:table-cell table:style-name="ce6" office:value-type="string" calcext:value-type="string">
            <text:p>Themeninsel 7, Technik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4e_Ti7_technics_Nbg-Docke.mp3</text:p>
          </table:table-cell>
          <table:table-cell table:style-name="ce6" office:value-type="string" calcext:value-type="string">
            <text:p>island 7, technics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69" calcext:value-type="float">
            <text:p>69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5_Ti7_Technik_Roboter.mp3</text:p>
          </table:table-cell>
          <table:table-cell table:style-name="ce6" office:value-type="string" calcext:value-type="string">
            <text:p>Themeninsel 7, Technik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075e_Ti7_technics_Roboter.mp3</text:p>
          </table:table-cell>
          <table:table-cell table:style-name="ce6" office:value-type="string" calcext:value-type="string">
            <text:p>island 7, technics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1_Ti8_Wirtschaften_Albrecht-Duerer.mp3</text:p>
          </table:table-cell>
          <table:table-cell table:style-name="ce6" office:value-type="string" calcext:value-type="string">
            <text:p>Themeninsel 8, Wirtschaften, hier spricht Albrecht Dürer</text:p>
          </table:table-cell>
          <table:table-cell table:style-name="ce7" office:value-type="string" calcext:value-type="string">
            <text:p>RAL 1003 gelb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2" calcext:value-type="float">
            <text:p>7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1e_Ti8_economics_Albrecht-Duerer.mp3</text:p>
          </table:table-cell>
          <table:table-cell table:style-name="ce6" office:value-type="string" calcext:value-type="string">
            <text:p>island 8, economics, this is Albrecht Duerer speaking</text:p>
          </table:table-cell>
          <table:table-cell table:style-name="ce7" office:value-type="string" calcext:value-type="string">
            <text:p>RAL 1001 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2_Ti8_Wirtschaften_Lara-Croft.mp3</text:p>
          </table:table-cell>
          <table:table-cell table:style-name="ce6" office:value-type="string" calcext:value-type="string">
            <text:p>Themeninsel 8, Wirtschaften, hier spricht Lara Croft</text:p>
          </table:table-cell>
          <table:table-cell table:style-name="ce7" office:value-type="string" calcext:value-type="string">
            <text:p>RAL 5024 pastel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2e_Ti8_economics_Lara-Croft.mp3</text:p>
          </table:table-cell>
          <table:table-cell table:style-name="ce6" office:value-type="string" calcext:value-type="string">
            <text:p>island 8, economics, this is Lara Croft speaking</text:p>
          </table:table-cell>
          <table:table-cell table:style-name="ce7" office:value-type="string" calcext:value-type="string">
            <text:p>RAL 5019 capri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5" calcext:value-type="float">
            <text:p>75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3_Ti8_Wirtschaften_Manga.mp3</text:p>
          </table:table-cell>
          <table:table-cell table:style-name="ce6" office:value-type="string" calcext:value-type="string">
            <text:p>Themeninsel 8, Wirtschaften, hier spricht das Manga Mädchen</text:p>
          </table:table-cell>
          <table:table-cell table:style-name="ce7" office:value-type="string" calcext:value-type="string">
            <text:p>RAL 3022 lachs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6" calcext:value-type="float">
            <text:p>76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3e_Ti8_economics_Manga.mp3</text:p>
          </table:table-cell>
          <table:table-cell table:style-name="ce6" office:value-type="string" calcext:value-type="string">
            <text:p>island 8, economics, this is Manga Girl speaking</text:p>
          </table:table-cell>
          <table:table-cell table:style-name="ce7" office:value-type="string" calcext:value-type="string">
            <text:p>RAL 3013 tomatenrot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4_Ti8_Wirtschaften_Nbg-Docke.mp3</text:p>
          </table:table-cell>
          <table:table-cell table:style-name="ce6" office:value-type="string" calcext:value-type="string">
            <text:p>Themeninsel 8, Wirtschaften, hier spricht die Nürnberger Docke</text:p>
          </table:table-cell>
          <table:table-cell table:style-name="ce7" office:value-type="string" calcext:value-type="string">
            <text:p>RAL 5018 türkisblau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4e_Ti8_economics_Nbg-Docke.mp3</text:p>
          </table:table-cell>
          <table:table-cell table:style-name="ce6" office:value-type="string" calcext:value-type="string">
            <text:p>island 8, economics, this is Nurenberg Docke speaking</text:p>
          </table:table-cell>
          <table:table-cell table:style-name="ce7" office:value-type="string" calcext:value-type="string">
            <text:p>RAL 6034 pasteltürki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5_Ti8_Wirtschaften_Roboter.mp3</text:p>
          </table:table-cell>
          <table:table-cell table:style-name="ce6" office:value-type="string" calcext:value-type="string">
            <text:p>Themeninsel 8, Wirtschaften, hier spricht der Roboter</text:p>
          </table:table-cell>
          <table:table-cell table:style-name="ce7" office:value-type="string" calcext:value-type="string">
            <text:p>RAL 1000 grünbeige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085e_Ti8_economics_Roboter.mp3</text:p>
          </table:table-cell>
          <table:table-cell table:style-name="ce6" office:value-type="string" calcext:value-type="string">
            <text:p>island 8, economics, this is Roboter speaking</text:p>
          </table:table-cell>
          <table:table-cell table:style-name="ce7" office:value-type="string" calcext:value-type="string">
            <text:p>RAL 6021 blassgrün</text:p>
          </table:table-cell>
          <table:table-cell table:style-name="ce8"/>
          <table:table-cell table:number-columns-repeated="1018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 style:font-name-asian="Microsoft YaHei" style:font-family-asian="'Microsoft YaHei'" style:font-family-generic-asian="system" style:font-pitch-asian="variable" style:font-name-complex="Helvetica Neue" style:font-family-complex="'Helvetica Neue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06mm" fo:margin-left="12.7mm" fo:margin-right="12.7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99mm" fo:margin-left="0mm" fo:margin-right="0mm" fo:margin-top="7.76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name-complex="Helvetica Neue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.00.0000</text:date>, <text:time style:data-style-name="N2" text:time-value="13:31:41.75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Blatt_20_1" style:display-name="PageStyle_Blatt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dc:date>2018-10-03T13:33:08.204000000</dc:date>
    <dc:creator>Stefan Baumann</dc:creator>
    <meta:editing-duration>PT1M26S</meta:editing-duration>
    <meta:editing-cycles>1</meta:editing-cycles>
    <meta:document-statistic meta:table-count="1" meta:cell-count="407" meta:object-count="0"/>
  </office:meta>
</office:document-meta>
</file>